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/>
    </style:style>
    <style:style style:name="P6" style:family="paragraph" style:parent-style-name="Standard" style:list-style-name="L7">
      <style:text-properties fo:font-size="12pt" style:font-size-asian="12pt" style:font-size-complex="12pt"/>
    </style:style>
    <style:style style:name="P7" style:family="paragraph" style:parent-style-name="Standard" style:list-style-name="L18">
      <style:text-properties fo:font-size="12pt" style:font-size-asian="12pt" style:font-size-complex="12pt"/>
    </style:style>
    <style:style style:name="P8" style:family="paragraph" style:parent-style-name="Standard" style:list-style-name="L20">
      <style:text-properties fo:font-size="12pt" style:font-size-asian="12pt" style:font-size-complex="12pt"/>
    </style:style>
    <style:style style:name="P9" style:family="paragraph" style:parent-style-name="Standard" style:list-style-name="L28">
      <style:text-properties fo:font-size="12pt" style:font-size-asian="12pt" style:font-size-complex="12pt"/>
    </style:style>
    <style:style style:name="P10" style:family="paragraph" style:parent-style-name="Standard" style:list-style-name="L29">
      <style:text-properties fo:font-size="12pt" style:font-size-asian="12pt" style:font-size-complex="12pt"/>
    </style:style>
    <style:style style:name="P11" style:family="paragraph" style:parent-style-name="Standard" style:list-style-name="L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L2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Standard" style:list-style-name="L3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4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L5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Standard" style:list-style-name="L6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7" style:family="paragraph" style:parent-style-name="Standard" style:list-style-name="L7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L8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Standard" style:list-style-name="L9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Standard" style:list-style-name="L10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Standard" style:list-style-name="L1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2" style:family="paragraph" style:parent-style-name="Standard" style:list-style-name="L12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3" style:family="paragraph" style:parent-style-name="Standard" style:list-style-name="L13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4" style:family="paragraph" style:parent-style-name="Standard" style:list-style-name="L14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5" style:family="paragraph" style:parent-style-name="Standard" style:list-style-name="L15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6" style:family="paragraph" style:parent-style-name="Standard" style:list-style-name="L16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7" style:family="paragraph" style:parent-style-name="Standard" style:list-style-name="L17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8" style:family="paragraph" style:parent-style-name="Standard" style:list-style-name="L18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9" style:family="paragraph" style:parent-style-name="Standard" style:list-style-name="L19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0" style:family="paragraph" style:parent-style-name="Standard" style:list-style-name="L20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1" style:family="paragraph" style:parent-style-name="Standard" style:list-style-name="L2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2" style:family="paragraph" style:parent-style-name="Standard" style:list-style-name="L22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3" style:family="paragraph" style:parent-style-name="Standard" style:list-style-name="L23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4" style:family="paragraph" style:parent-style-name="Standard" style:list-style-name="L24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5" style:family="paragraph" style:parent-style-name="Standard" style:list-style-name="L25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6" style:family="paragraph" style:parent-style-name="Standard" style:list-style-name="L26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7" style:family="paragraph" style:parent-style-name="Standard" style:list-style-name="L27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8" style:family="paragraph" style:parent-style-name="Standard" style:list-style-name="L28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9" style:family="paragraph" style:parent-style-name="Standard" style:list-style-name="L29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40" style:family="paragraph" style:parent-style-name="Standard" style:list-style-name="L30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41" style:family="paragraph" style:parent-style-name="Standard" style:list-style-name="L3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42" style:family="paragraph" style:parent-style-name="Standard" style:list-style-name="L8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3" style:family="paragraph" style:parent-style-name="Standard" style:list-style-name="L9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4" style:family="paragraph" style:parent-style-name="Standard" style:list-style-name="L13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5" style:family="paragraph" style:parent-style-name="Standard" style:list-style-name="L16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6" style:family="paragraph" style:parent-style-name="Standard" style:list-style-name="L2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7" style:family="paragraph" style:parent-style-name="Standard" style:list-style-name="L25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fo:font-weight="bold" style:font-size-asian="12pt" style:font-weight-asian="bold" style:font-size-complex="12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4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5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5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ySQL Assignments</text:p>
      <text:p text:style-name="Standard"/>
      <text:p text:style-name="P2">1)<text:tab/>Select Queries</text:p>
      <text:p text:style-name="P4">1.<text:tab/>Display all departments from department table.</text:p>
      <text:p text:style-name="P3"><text:span text:style-name="T1"><text:tab/></text:span><text:span text:style-name="T2">SELECT * FROM DEPT;</text:span></text:p>
      <text:list xml:id="list3903692417840362924" text:style-name="L1">
        <text:list-item>
          <text:p text:style-name="P11">Display all employees from employee table.</text:p>
          <text:p text:style-name="P11"><text:s text:c="14"/>SELECT NAME FROM EMP;</text:p>
        </text:list-item>
      </text:list>
      <text:list xml:id="list8850645768615257937" text:style-name="L2">
        <text:list-item>
          <text:p text:style-name="P12">Select the employee in department 3.</text:p>
          <text:p text:style-name="P12"><text:s text:c="14"/>SELECT * FROM EMP WHERE DEPT_NO=3;</text:p>
        </text:list-item>
      </text:list>
      <text:list xml:id="list6973942245002910956" text:style-name="L3">
        <text:list-item>
          <text:p text:style-name="P13">List the names, numbers and departmentno of all clerks.</text:p>
          <text:p text:style-name="P13"><text:s text:c="14"/>SELECT NAME,DEPT_NO FROM EMP WHERE ROLE='CLERK';</text:p>
        </text:list-item>
      </text:list>
      <text:list xml:id="list4419761775470164978" text:style-name="L4">
        <text:list-item>
          <text:p text:style-name="P14">Find the depart numbers and the name of employee of all dept with Deptno greater or equal to 2.</text:p>
        </text:list-item>
      </text:list>
      <text:p text:style-name="P1"><text:s text:c="27"/>SELECT DEPT_NO,NAME FROM EMP WHERE DEPT_NO&gt;=2;</text:p>
      <text:list xml:id="list8941214108534634985" text:style-name="L5">
        <text:list-item>
          <text:p text:style-name="P15">Find the employees whose commission is greater than their salary.</text:p>
          <text:p text:style-name="P15"><text:s text:c="14"/>SELECT NAME FROM EMP WHERE COMMISSION&gt;SALARY;</text:p>
        </text:list-item>
      </text:list>
      <text:list xml:id="list8271504859066740337" text:style-name="L6">
        <text:list-item>
          <text:p text:style-name="P16">Find the employees whose commission is greater than 60 percent of their salary.</text:p>
          <text:p text:style-name="P16"><text:s text:c="13"/>SELECT NAME FROM EMP WHERE COMMISSION&gt;(0.6)*SALARY;</text:p>
        </text:list-item>
      </text:list>
      <text:list xml:id="list6498659488769189507" text:style-name="L7">
        <text:list-item>
          <text:p text:style-name="P17">Find the employee whose commission is greater than 50 percent of their salary. The result must show only one record.</text:p>
          <text:p text:style-name="P6"><text:s text:c="14"/>SELECT NAME FROM EMP WHERE COMMISSION&gt;(0.5)*SALARY;</text:p>
        </text:list-item>
      </text:list>
      <text:list xml:id="list8337658009475984428" text:style-name="L8">
        <text:list-item>
          <text:p text:style-name="P18">List the name, job and salary of all employees in dept 2 who earn more than 2000.</text:p>
          <text:p text:style-name="P42"><text:s text:c="26"/>SELECT NAME,ROLE,SALARY FROM EMP WHERE DEPT_NO=2 AND SALARY&gt;2000;</text:p>
        </text:list-item>
      </text:list>
      <text:list xml:id="list370460049933035114" text:style-name="L9">
        <text:list-item>
          <text:p text:style-name="P19">Find all salesmen in dept 3 whose salary is greater than or equal to Rs. 1500.</text:p>
          <text:p text:style-name="P43"><text:soft-page-break/><text:s text:c="27"/>SELECT NAME FROM EMP WHERE DEPT_NO=3 AND SALARY&gt;=1500;</text:p>
        </text:list-item>
      </text:list>
      <text:list xml:id="list278222989077633810" text:style-name="L10">
        <text:list-item>
          <text:p text:style-name="P20">Find all the employees whose job is either a president or manager.</text:p>
          <text:p text:style-name="P20"><text:s text:c="13"/>SELECT NAME FROM EMP WHERE ROLE='PRESIDENT' AND ROLE=MANAGER;</text:p>
        </text:list-item>
      </text:list>
      <text:list xml:id="list4044845597455124803" text:style-name="L11">
        <text:list-item>
          <text:p text:style-name="P21">Find all managers who are not in dept 3.</text:p>
          <text:p text:style-name="P21"><text:s text:c="13"/>SELECT NAME FROM EMP WHERE ROLE='MANAGER' AND NOT DEPT_NO=3;</text:p>
        </text:list-item>
      </text:list>
      <text:list xml:id="list5670858500713546549" text:style-name="L12">
        <text:list-item>
          <text:p text:style-name="P22">Find the details of all managers and clerks in dept 1.</text:p>
          <text:p text:style-name="P22">SELECT * FROM EMP WHERE ROLE='MANAGER' AND ROLE='CLERK' AND DEPT_NO=1;</text:p>
        </text:list-item>
      </text:list>
      <text:p text:style-name="P4">14.<text:tab/>Find the details of all manager (in any dept) and all clerks in dept 1</text:p>
      <text:list xml:id="list4277137110929431130" text:style-name="L31">
        <text:list-item>
          <text:p text:style-name="P41">Find the details of all managers in dept 1 and all clerks in dept 2.</text:p>
        </text:list-item>
      </text:list>
      <text:list xml:id="list4098847406702500573" text:style-name="L13">
        <text:list-item>
          <text:p text:style-name="P23">Find all employees who are neither clerks nor manager but whose salary is greater than or equal to Rs. 2000.</text:p>
          <text:p text:style-name="P44"><text:s text:c="27"/>SELECT NAME FROM EMP WHERE NOT ROLE='CLERK' AND NOT <text:s text:c="12"/>ROLE='MANAGER' AND SALARY&gt;=2000;</text:p>
        </text:list-item>
      </text:list>
      <text:list xml:id="list4391180234473194653" text:style-name="L14">
        <text:list-item>
          <text:p text:style-name="P24">Find the employees who earns between Rs. 1200 and Rs.1400.</text:p>
          <text:p text:style-name="P24"><text:s text:c="13"/>SELECT NAME FROM EMP WHERE SALARY&gt;=1200 AND SALARY&lt;=1400;</text:p>
        </text:list-item>
      </text:list>
      <text:list xml:id="list3842368099682461765" text:style-name="L27">
        <text:list-item>
          <text:p text:style-name="P37">Find the employees who are clerks, analysts or salesman.</text:p>
          <text:p text:style-name="P37"><text:s text:c="14"/>SELECT E.NAME FROM EMP E, DEPT D WHERE E.ROLE='CLERK' AND D.NAME='SALES' AND E.ID=D.ID;</text:p>
        </text:list-item>
      </text:list>
      <text:list xml:id="list5026627065731819802" text:style-name="L28">
        <text:list-item>
          <text:p text:style-name="P38">Find the employees who are not clerks, analyst or salesman.</text:p>
          <text:p text:style-name="P9"><text:s text:c="14"/>SELECT E.NAME FROM EMP E, DEPT D WHERE NOT E.ROLE='CLERK' AND NOT D.NAME='SALES' AND E.ID=D.ID;</text:p>
        </text:list-item>
      </text:list>
      <text:list xml:id="list432547976109254931" text:style-name="L29">
        <text:list-item>
          <text:p text:style-name="P39">Find the employees who do not receive a commission i.e. commission is NULL.</text:p>
          <text:p text:style-name="P10"><text:s text:c="14"/>SELECT NAME FROM EMP WHERE COMMISSION=0;</text:p>
        </text:list-item>
      </text:list>
      <text:list xml:id="list1248744595047465700" text:style-name="L15">
        <text:list-item>
          <text:p text:style-name="P25">Find the employee whose commission is Rs. 0.</text:p>
          <text:p text:style-name="P25"><text:s text:c="14"/>SELECT NAME FROM EMP WHERE COMMISSION=0;</text:p>
        </text:list-item>
      </text:list>
      <text:list xml:id="list734844994060727516" text:style-name="L16">
        <text:list-item>
          <text:p text:style-name="P26">Find the different jobs of the employees receiving commission.</text:p>
          <text:p text:style-name="P45"><text:soft-page-break/><text:s text:c="27"/>SELECT NAME,DISTINCT(ROLE) FROM EMP;</text:p>
        </text:list-item>
      </text:list>
      <text:list xml:id="list3603000035565374495" text:style-name="L30">
        <text:list-item>
          <text:p text:style-name="P40">Find all employees who do not receive a commission or whose Commission is less than Rs. 100.</text:p>
          <text:p text:style-name="P40"><text:s text:c="14"/>SELECT NAME FROM EMP WHERE COMMISSION=0 OR COMMISSION&lt;=100;</text:p>
        </text:list-item>
      </text:list>
      <text:p text:style-name="P4">24.<text:tab/>The employees who not receiving commission are entailed to Rs. 250, Show the net earnings of all employees. (find about coalesce() )</text:p>
      <text:list xml:id="list9094380509023155645" text:style-name="L17">
        <text:list-item>
          <text:p text:style-name="P27">Find all employees whose total earnings are greater than Rs. 2000.</text:p>
          <text:p text:style-name="P27"><text:s text:c="14"/>SELECT NAME FROM EMP WHERE SALARY&gt;2000;</text:p>
        </text:list-item>
      </text:list>
      <text:list xml:id="list4789264858000758714" text:style-name="L18">
        <text:list-item>
          <text:p text:style-name="P28">Find all employees whose names begin with m.</text:p>
          <text:p text:style-name="P7"><text:s text:c="14"/>SELECT NAME FROM EMP WHERE NAME LIKE 'M%';</text:p>
        </text:list-item>
      </text:list>
      <text:list xml:id="list4228632588929708357" text:style-name="L19">
        <text:list-item>
          <text:p text:style-name="P29">Find all employees whose names end with m.</text:p>
          <text:p text:style-name="P29"><text:s text:c="14"/>SELECT NAME FROM EMP WHERE NAME LIKE '%M';</text:p>
        </text:list-item>
      </text:list>
      <text:list xml:id="list1336779779604422285" text:style-name="L20">
        <text:list-item>
          <text:p text:style-name="P30">Find all employees whose names contain the letter m.</text:p>
          <text:p text:style-name="P8"><text:s text:c="14"/>SELECT NAME FROM EMP WHERE NAME LIKE '%M%';</text:p>
        </text:list-item>
      </text:list>
      <text:list xml:id="list1081858195820120031" text:style-name="L21">
        <text:list-item>
          <text:p text:style-name="P31">Find the employees whose names are 5 characters long and end with n.</text:p>
          <text:p text:style-name="P46"><text:s text:c="27"/>SELECT NAME FROM EMP WHERE NAME LIKE '____N';</text:p>
        </text:list-item>
      </text:list>
      <text:list xml:id="list1841082526542414812" text:style-name="L22">
        <text:list-item>
          <text:p text:style-name="P32">Find the employees who have the letter r as the third letter in their name.</text:p>
          <text:p text:style-name="P32"><text:s text:c="14"/>SELECT NAME FROM EMP WHERE NAME LIKE '__R%';</text:p>
        </text:list-item>
      </text:list>
      <text:p text:style-name="P1"/>
      <text:p text:style-name="P2">2)<text:tab/>Numeric, Character &amp; Date Function </text:p>
      <text:p text:style-name="P4">31.<text:tab/>Find all employees hired in month of February (of any year).</text:p>
      <text:p text:style-name="P4">32.<text:tab/>Find all employees who were hired on the last day of the month. </text:p>
      <text:p text:style-name="P4">33.<text:tab/>Find the employees who were hired more than 12 years ago.</text:p>
      <text:p text:style-name="P4">34.<text:tab/>Find the managers hired in the year 2007.</text:p>
      <text:p text:style-name="P4"><text:soft-page-break/>35.<text:tab/>Display the names and the jobs of all employees, separated by ','(comma). For example (smith, clerk).</text:p>
      <text:p text:style-name="P4">36.<text:tab/>Display the names of all employees with the initial letter only in capitals.</text:p>
      <text:p text:style-name="P4">37.<text:tab/>Display the names of all employees, right aligning them to 15 characters.</text:p>
      <text:p text:style-name="P4">38.<text:tab/>Display the names of all employees, padding them to right up-to 15 characters with '-'.</text:p>
      <text:p text:style-name="P4">39.<text:tab/>Display the length of the name of all employees.</text:p>
      <text:p text:style-name="P4">40.<text:tab/>Display the names of all employees centering them with 20 characters.</text:p>
      <text:list xml:id="list3278674848500765787" text:style-name="L23">
        <text:list-item>
          <text:p text:style-name="P33">Display the names of all employees without any leading 'a'.</text:p>
          <text:p text:style-name="P33"><text:s text:c="14"/>SELECT NAME FROM EMP WHERE NAME NOT LIKE 'A%';</text:p>
        </text:list-item>
      </text:list>
      <text:list xml:id="list6433607657669830342" text:style-name="L24">
        <text:list-item>
          <text:p text:style-name="P34">Display the names of all employees without any trailing 'r'.</text:p>
          <text:p text:style-name="P34"><text:s text:c="14"/>SELECT NAME FROM EMP WHERE NAME NOT LIKE '%R';</text:p>
        </text:list-item>
      </text:list>
      <text:p text:style-name="P4">43.<text:tab/>Show the first three characters of the names of all employees.</text:p>
      <text:p text:style-name="P4">44.<text:tab/>Show the last three characters of the names of all employees.</text:p>
      <text:p text:style-name="P4">45.<text:tab/>Display the names of all employees replacing any 'a' with 'e'.</text:p>
      <text:p text:style-name="P4">46.<text:tab/>Display the names of all employees and the position at which the string 'ar' occurs in the name.</text:p>
      <text:p text:style-name="P4">47.<text:tab/>Show the salary of all employees rounding it to the nearest Rs. 1000. For example (3790 will be 4000)</text:p>
      <text:p text:style-name="P4">48.<text:tab/>Show the daily salary of all employees assuming a month has 30 days.</text:p>
      <text:p text:style-name="P4">49.<text:tab/>Display the name of all employees, and their bonus. Assume each Employee gets a bonus of 20 percent of his salary subject to the Maximum of Rs. 500.</text:p>
      <text:p text:style-name="P4">50.<text:tab/>Display the name of all employees, and their bonus. Assume each employee gets a bonus of 20 percent of his salary subject to the Maximum of Rs. 200.</text:p>
      <text:p text:style-name="P4">51.<text:tab/>For each employee display the number of days passed since the employee joined the company.</text:p>
      <text:p text:style-name="Standard"/>
      <text:p text:style-name="P2"><text:soft-page-break/>3)<text:tab/>Ordering by Queries</text:p>
      <text:list xml:id="list1138559097770808688" text:style-name="L25">
        <text:list-item>
          <text:p text:style-name="P35">Display the details of all employees, sorted on the names.</text:p>
          <text:p text:style-name="P47"><text:s text:c="27"/>SELECT * FROM EMP ORDER BY NAME;</text:p>
        </text:list-item>
      </text:list>
      <text:p text:style-name="P4">53.<text:tab/>Display the name of all employees, based on their tenure, with the oldest employee coming first.</text:p>
      <text:list xml:id="list7695735944519457988" text:style-name="L26">
        <text:list-item>
          <text:p text:style-name="P36">Display the names, job and salary of all employees sorted on jobs and Salary.</text:p>
          <text:p text:style-name="P36"><text:s text:c="14"/>SELECT NAME,ROLE,SALARY FROM EMP ORDER BY ROLE,SALARY;</text:p>
        </text:list-item>
      </text:list>
      <text:p text:style-name="P4">55.<text:tab/>Display the names, job and salary of all employees, sorted on jobs and within job, sorted on the descending order of salary.</text:p>
      <text:p text:style-name="P4">56.<text:tab/>Display the names, job and salary of all employees, sorted on Descending order of job and within job, sorted on the descending order of salary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ny</meta:initial-creator>
    <meta:editing-cycles>8</meta:editing-cycles>
    <meta:creation-date>2020-03-04T17:59:00</meta:creation-date>
    <dc:date>2022-02-04T14:01:32.13</dc:date>
    <meta:editing-duration>PT4H20M42S</meta:editing-duration>
    <meta:generator>OpenOffice/4.1.5$Win32 OpenOffice.org_project/415m1$Build-9789</meta:generator>
    <meta:document-statistic meta:table-count="0" meta:image-count="0" meta:object-count="0" meta:page-count="5" meta:paragraph-count="91" meta:word-count="1054" meta:character-count="64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